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0cc397" officeooo:paragraph-rsid="000cc397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text-properties fo:font-size="10pt" officeooo:rsid="000d4fe2" officeooo:paragraph-rsid="000d4fe2" style:font-size-asian="8.75pt" style:font-size-complex="10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officeooo:paragraph-rsid="000d4fe2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text-properties officeooo:rsid="000d4fe2" officeooo:paragraph-rsid="000d4fe2"/>
    </style:style>
    <style:style style:name="P9" style:family="paragraph" style:parent-style-name="Text_20_body">
      <style:text-properties style:use-window-font-color="true" style:font-name="Times New Roman" fo:font-size="10pt" fo:language="en" fo:country="US" officeooo:rsid="000d4fe2" officeooo:paragraph-rsid="000d4fe2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Heading" style:master-page-name="Standard">
      <style:paragraph-properties style:page-number="auto"/>
    </style:style>
    <style:style style:name="P11" style:family="paragraph" style:parent-style-name="Heading_20_2">
      <style:text-properties officeooo:rsid="000d4fe2" officeooo:paragraph-rsid="000d4fe2"/>
    </style:style>
    <style:style style:name="P12" style:family="paragraph" style:parent-style-name="Heading_20_2">
      <style:text-properties style:use-window-font-color="true" style:font-name="Arial" fo:font-size="10pt" fo:language="en" fo:country="US" fo:font-weight="bold" officeooo:rsid="000d4fe2" officeooo:paragraph-rsid="000d4fe2" style:font-name-asian="Times New Roman" style:font-size-asian="10pt" style:font-weight-asian="bold" style:font-name-complex="Arial" style:font-size-complex="10pt" style:language-complex="ar" style:country-complex="SA"/>
    </style:style>
    <style:style style:name="P13" style:family="paragraph" style:parent-style-name="Standard">
      <style:text-properties style:use-window-font-color="true" style:font-name="Arial" fo:font-size="10pt" fo:language="en" fo:country="US" fo:font-weight="bold" officeooo:rsid="000d4fe2" officeooo:paragraph-rsid="000d4fe2" style:font-name-asian="Times New Roman" style:font-size-asian="10pt" style:font-weight-asian="bold" style:font-name-complex="Arial" style:font-size-complex="10pt" style:language-complex="ar" style:country-complex="SA"/>
    </style:style>
    <style:style style:name="P14" style:family="paragraph" style:parent-style-name="Text_20_body" style:list-style-name="WW8Num7">
      <style:text-properties officeooo:rsid="000d4fe2" officeooo:paragraph-rsid="000d4fe2"/>
    </style:style>
    <style:style style:name="T1" style:family="text">
      <style:text-properties officeooo:rsid="000d4fe2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d4fe2" style:font-size-asian="10pt" style:font-size-complex="10pt"/>
    </style:style>
    <style:style style:name="T5" style:family="text">
      <style:text-properties style:use-window-font-color="true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6" style:family="text">
      <style:text-properties style:use-window-font-color="true" style:font-name="Arial" fo:font-size="16pt" fo:language="en" fo:country="US" fo:font-weight="bold" officeooo:rsid="00105332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7" style:family="text">
      <style:text-properties officeooo:rsid="001053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5">Sistema de propostas de aluguel</text:span><text:line-break/>Use-Case: <text:span text:style-name="T6">Login</text:span></text:h>
      <text:list xml:id="list310492645" text:style-name="Outline">
        <text:list-item>
          <text:h text:style-name="Heading_20_1" text:outline-level="1">Brief Description</text:h>
        </text:list-item>
      </text:list>
      <text:p text:style-name="P9">Momento quando o usuário do sistema efetuará a sua autenticação.</text:p>
      <text:list xml:id="list153145115238575" text:continue-numbering="true" text:style-name="Outline">
        <text:list-item>
          <text:h text:style-name="Heading_20_1" text:outline-level="1">Actor Brief Descriptions</text:h>
          <text:list>
            <text:list-item>
              <text:h text:style-name="P12" text:outline-level="2">Proprietário</text:h>
            </text:list-item>
            <text:list-item>
              <text:h text:style-name="P12" text:outline-level="2">Locatário</text:h>
            </text:list-item>
          </text:list>
        </text:list-item>
      </text:list>
      <text:p text:style-name="P13"/>
      <text:list xml:id="list153146460700121" text:continue-numbering="true" text:style-name="Outline">
        <text:list-item>
          <text:h text:style-name="Heading_20_1" text:outline-level="1">Preconditions</text:h>
        </text:list-item>
      </text:list>
      <text:p text:style-name="P9">O usuário tem conexão estável com a internet.</text:p>
      <text:list xml:id="list153146790452551" text:continue-numbering="true" text:style-name="Outline">
        <text:list-item>
          <text:h text:style-name="Heading_20_1" text:outline-level="1">Basic Flow of Events</text:h>
        </text:list-item>
      </text:list>
      <text:list xml:id="list297004316" text:style-name="WW8Num7">
        <text:list-item>
          <text:p text:style-name="P14">O usuário acessa a tela de login da aplicação</text:p>
        </text:list-item>
        <text:list-item>
          <text:p text:style-name="P14">O usuário insere os seus dados de autenticação(e-mail e senha).</text:p>
        </text:list-item>
        <text:list-item>
          <text:p text:style-name="P14">O usuário clica no botão para logar</text:p>
        </text:list-item>
        <text:list-item>
          <text:p text:style-name="P14">O usuário recebe resposta do sistema</text:p>
        </text:list-item>
      </text:list>
      <text:list xml:id="list153145110897549" text:continue-list="list153146790452551" text:style-name="Outline">
        <text:list-item>
          <text:h text:style-name="Heading_20_1" text:outline-level="1">Alternative Flows</text:h>
          <text:list>
            <text:list-item>
              <text:h text:style-name="P11" text:outline-level="2">Senha ou E-mail errados</text:h>
            </text:list-item>
          </text:list>
        </text:list-item>
      </text:list>
      <text:p text:style-name="P6"><text:tab/><text:span text:style-name="T4">Nesse caso o usuário receberá uma mensagem de erro alertando que suas credenciais estão inválidas.</text:span></text:p>
      <text:list xml:id="list153145049290656" text:continue-numbering="true" text:style-name="Outline">
        <text:list-item>
          <text:h text:style-name="Heading_20_1" text:outline-level="1">Subflows </text:h>
        </text:list-item>
        <text:list-item>
          <text:h text:style-name="Heading_20_1" text:outline-level="1">Key Scenarios</text:h>
          <text:list>
            <text:list-item>
              <text:h text:style-name="P11" text:outline-level="2">O usuário é autenticado com sucesso</text:h>
            </text:list-item>
          </text:list>
        </text:list-item>
      </text:list>
      <text:p text:style-name="P4"><text:tab/>Nesse caso o usuário é redirecionado para a parte de locatário ou para a parte de proprietário de acordo com tipo de sua conta.</text:p>
      <text:list xml:id="list153146054201698" text:continue-numbering="true" text:style-name="Outline">
        <text:list-item>
          <text:h text:style-name="Heading_20_1" text:outline-level="1">Post-conditions</text:h>
          <text:list>
            <text:list-item>
              <text:h text:style-name="Heading_20_2" text:outline-level="2">&lt;post-condition 1&gt;</text:h>
            </text:list-item>
          </text:list>
        </text:list-item>
        <text:list-item>
          <text:h text:style-name="Heading_20_1" text:outline-level="1">Special Requirements</text:h>
        </text:list-item>
      </text:list>
      <text:p text:style-name="P8">Nenhum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4fe2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Login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&lt;use-case name&gt;</dc:title>
    <dc:subject>&lt;project&gt;</dc:subject>
    <meta:keyword/>
    <dc:description/>
    <meta:creation-date>2021-04-26T17:36:27.853510526</meta:creation-date>
    <dc:date>2021-05-03T15:31:44.435000000</dc:date>
    <meta:editing-cycles>5</meta:editing-cycles>
    <meta:editing-duration>PT11M22S</meta:editing-duration>
    <meta:generator>LibreOffice/6.3.4.2$Windows_X86_64 LibreOffice_project/60da17e045e08f1793c57c00ba83cdfce946d0aa</meta:generator>
    <meta:document-statistic meta:table-count="2" meta:image-count="0" meta:object-count="0" meta:page-count="1" meta:paragraph-count="27" meta:word-count="159" meta:character-count="930" meta:non-whitespace-character-count="813"/>
  </office:meta>
</office:document-meta>
</file>